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ranklin Gothic Book" svg:font-family="'Franklin Gothic Book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Gadugi" officeooo:rsid="0001a1fd" officeooo:paragraph-rsid="0001a1fd"/>
    </style:style>
    <style:style style:name="P5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6" style:family="paragraph" style:parent-style-name="Heading_20_2">
      <style:text-properties officeooo:paragraph-rsid="000875c0"/>
    </style:style>
    <style:style style:name="P7" style:family="paragraph" style:parent-style-name="Heading_20_2">
      <style:text-properties officeooo:paragraph-rsid="000b3ecc"/>
    </style:style>
    <style:style style:name="P8" style:family="paragraph" style:parent-style-name="Heading_20_2">
      <style:text-properties officeooo:paragraph-rsid="000c6ea2"/>
    </style:style>
    <style:style style:name="P9" style:family="paragraph" style:parent-style-name="Heading_20_2">
      <style:text-properties officeooo:paragraph-rsid="00100777"/>
    </style:style>
    <style:style style:name="P10" style:family="paragraph" style:parent-style-name="Heading_20_2">
      <style:text-properties officeooo:paragraph-rsid="0011a2f5"/>
    </style:style>
    <style:style style:name="P11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12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13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14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15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16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17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18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19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20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21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26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27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28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34" style:family="paragraph" style:parent-style-name="Standard">
      <style:text-properties style:font-name="Gadugi" officeooo:rsid="0001a1fd" officeooo:paragraph-rsid="000875c0"/>
    </style:style>
    <style:style style:name="P35" style:family="paragraph" style:parent-style-name="Standard">
      <style:text-properties style:font-name="Gadugi" officeooo:rsid="0001a1fd" officeooo:paragraph-rsid="000b3ecc"/>
    </style:style>
    <style:style style:name="P36" style:family="paragraph" style:parent-style-name="Standard">
      <style:text-properties style:font-name="Gadugi" officeooo:rsid="0001a1fd" officeooo:paragraph-rsid="0011a2f5"/>
    </style:style>
    <style:style style:name="P37" style:family="paragraph" style:parent-style-name="Standard">
      <style:text-properties officeooo:paragraph-rsid="0002079a"/>
    </style:style>
    <style:style style:name="P38" style:family="paragraph" style:parent-style-name="Standard">
      <style:text-properties style:font-name="Linux Biolinum G" officeooo:rsid="0001a1fd" officeooo:paragraph-rsid="000875c0"/>
    </style:style>
    <style:style style:name="P39" style:family="paragraph" style:parent-style-name="Standard">
      <style:text-properties style:font-name="Linux Biolinum G" officeooo:rsid="0001a1fd" officeooo:paragraph-rsid="000b3ecc"/>
    </style:style>
    <style:style style:name="P40" style:family="paragraph" style:parent-style-name="Standard">
      <style:text-properties style:font-name="Linux Biolinum G" officeooo:rsid="0001a1fd" officeooo:paragraph-rsid="0011a2f5"/>
    </style:style>
    <style:style style:name="P41" style:family="paragraph" style:parent-style-name="Standard">
      <style:text-properties officeooo:paragraph-rsid="000875c0"/>
    </style:style>
    <style:style style:name="P42" style:family="paragraph" style:parent-style-name="Standard">
      <style:text-properties officeooo:rsid="0009e350" officeooo:paragraph-rsid="0009e350"/>
    </style:style>
    <style:style style:name="P43" style:family="paragraph" style:parent-style-name="Standard">
      <style:text-properties officeooo:rsid="0009e350" officeooo:paragraph-rsid="000b3ecc"/>
    </style:style>
    <style:style style:name="P44" style:family="paragraph" style:parent-style-name="Standard">
      <style:text-properties officeooo:paragraph-rsid="000b3ecc"/>
    </style:style>
    <style:style style:name="P45" style:family="paragraph" style:parent-style-name="Standard">
      <style:text-properties officeooo:paragraph-rsid="000c6ea2"/>
    </style:style>
    <style:style style:name="P46" style:family="paragraph" style:parent-style-name="Standard">
      <style:text-properties officeooo:paragraph-rsid="00100777"/>
    </style:style>
    <style:style style:name="P47" style:family="paragraph" style:parent-style-name="Standard">
      <style:text-properties officeooo:paragraph-rsid="0011a2f5"/>
    </style:style>
    <style:style style:name="P48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04aed" style:font-weight-asian="normal" style:font-weight-complex="normal"/>
    </style:style>
    <style:style style:name="T13" style:family="text">
      <style:text-properties style:font-name="Gadugi" fo:font-weight="normal" officeooo:rsid="0011a2f5" style:font-weight-asian="normal" style:font-weight-complex="normal"/>
    </style:style>
    <style:style style:name="T14" style:family="text">
      <style:text-properties style:font-name="Gadugi" fo:font-weight="normal" officeooo:rsid="00139ec2" style:font-weight-asian="normal" style:font-weight-complex="normal"/>
    </style:style>
    <style:style style:name="T15" style:family="text">
      <style:text-properties style:font-name="Gadugi" fo:font-weight="bold" officeooo:rsid="0002079a" style:font-weight-asian="bold" style:font-weight-complex="bold"/>
    </style:style>
    <style:style style:name="T16" style:family="text">
      <style:text-properties style:font-name="Gadugi" fo:font-weight="bold" officeooo:rsid="0001a1fd" style:font-weight-asian="bold" style:font-weight-complex="bold"/>
    </style:style>
    <style:style style:name="T17" style:family="text">
      <style:text-properties style:font-name="Gadugi" officeooo:rsid="0001a1fd"/>
    </style:style>
    <style:style style:name="T18" style:family="text">
      <style:text-properties style:font-name="Gadugi" officeooo:rsid="0009e350"/>
    </style:style>
    <style:style style:name="T19" style:family="text">
      <style:text-properties officeooo:rsid="0002079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Liberation Sans" fo:font-size="16.1000003814697pt" officeooo:rsid="0009e350" style:font-name-asian="Microsoft YaHei" style:font-size-asian="16.1000003814697pt" style:font-name-complex="Mangal" style:font-size-complex="16.1000003814697pt"/>
    </style:style>
    <style:style style:name="T28" style:family="text">
      <style:text-properties style:font-name="Liberation Sans" fo:font-size="16.1000003814697pt" officeooo:rsid="000c6ea2" style:font-name-asian="Microsoft YaHei" style:font-size-asian="16.1000003814697pt" style:font-name-complex="Mangal" style:font-size-complex="16.1000003814697pt"/>
    </style:style>
    <style:style style:name="T29" style:family="text">
      <style:text-properties style:font-name="Liberation Sans" fo:font-size="16.1000003814697pt" officeooo:rsid="00100777" style:font-name-asian="Microsoft YaHei" style:font-size-asian="16.1000003814697pt" style:font-name-complex="Mangal" style:font-size-complex="16.1000003814697pt"/>
    </style:style>
    <style:style style:name="T30" style:family="text">
      <style:text-properties style:font-name="Liberation Sans" fo:font-size="16.1000003814697pt" officeooo:rsid="0011a2f5" style:font-name-asian="Microsoft YaHei" style:font-size-asian="16.1000003814697pt" style:font-name-complex="Mangal" style:font-size-complex="16.1000003814697pt"/>
    </style:style>
    <style:style style:name="T31" style:family="text">
      <style:text-properties officeooo:rsid="00100777"/>
    </style:style>
    <style:style style:name="T32" style:family="text">
      <style:text-properties officeooo:rsid="00104aed"/>
    </style:style>
    <style:style style:name="T33" style:family="text">
      <style:text-properties officeooo:rsid="0011a2f5"/>
    </style:style>
    <style:style style:name="T34" style:family="text">
      <style:text-properties officeooo:rsid="00139ec2"/>
    </style:style>
    <style:style style:name="T35" style:family="text">
      <style:text-properties fo:font-size="16.1000003814697pt" officeooo:rsid="0009e350" style:font-name-asian="Microsoft YaHei" style:font-size-asian="16.1000003814697pt" style:font-name-complex="Mangal" style:font-size-complex="16.1000003814697pt"/>
    </style:style>
    <style:style style:name="T36" style:family="text">
      <style:text-properties fo:font-size="16.1000003814697pt" officeooo:rsid="000c6ea2" style:font-name-asian="Microsoft YaHei" style:font-size-asian="16.1000003814697pt" style:font-name-complex="Mangal" style:font-size-complex="16.1000003814697pt"/>
    </style:style>
    <style:style style:name="T37" style:family="text">
      <style:text-properties fo:font-size="16.1000003814697pt" officeooo:rsid="00100777" style:font-name-asian="Microsoft YaHei" style:font-size-asian="16.1000003814697pt" style:font-name-complex="Mangal" style:font-size-complex="16.1000003814697pt"/>
    </style:style>
    <style:style style:name="T38" style:family="text">
      <style:text-properties fo:font-size="16.1000003814697pt" officeooo:rsid="0011a2f5" style:font-name-asian="Microsoft YaHei" style:font-size-asian="16.1000003814697pt" style:font-name-complex="Mangal" style:font-size-complex="16.1000003814697pt"/>
    </style:style>
    <style:style style:name="T39" style:family="text">
      <style:text-properties officeooo:rsid="0009e350" style:font-name-asian="Microsoft YaHei" style:font-name-complex="Mangal"/>
    </style:style>
    <style:style style:name="T40" style:family="text">
      <style:text-properties officeooo:rsid="000c6ea2" style:font-name-asian="Microsoft YaHei" style:font-name-complex="Mangal"/>
    </style:style>
    <style:style style:name="T41" style:family="text">
      <style:text-properties officeooo:rsid="00100777" style:font-name-asian="Microsoft YaHei" style:font-name-complex="Mangal"/>
    </style:style>
    <style:style style:name="T42" style:family="text">
      <style:text-properties officeooo:rsid="0011a2f5" style:font-name-asian="Microsoft YaHei" style:font-name-complex="Mangal"/>
    </style:style>
    <style:style style:name="T43" style:family="text">
      <style:text-properties officeooo:rsid="00182eb3" style:font-name-asian="Microsoft YaHei" style:font-name-complex="Mang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ing Rifle Idle</text:h>
      <text:p text:style-name="P3"/>
      <text:p text:style-name="P4"><text:span text:style-name="T20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4"/>
      <text:p text:style-name="P5">Values:</text:p>
      <text:p text:style-name="P11">Breath: 50</text:p>
      <text:p text:style-name="P11">Aim Height: 50</text:p>
      <text:p text:style-name="Standard">Direciton: 50</text:p>
      <text:p text:style-name="Standard">Overdrive: 50</text:p>
      <text:p text:style-name="P11">Character Arm-Space: 50</text:p>
      <text:p text:style-name="P11">Trim: 95 total frames</text:p>
      <text:p text:style-name="P11">Mirror: false</text:p>
      <text:p text:style-name="P11"/>
      <text:p text:style-name="P48">Combination of original <text:span text:style-name="T1">Rifle Aiming Idle </text:span>and <text:s/>Aiming Rifle Str<text:span text:style-name="T39">a</text:span>fe <text:span text:style-name="T40">Right </text:span><text:span text:style-name="T41">T</text:span><text:span text:style-name="T42">hird Speed </text:span><text:span text:style-name="T43">(combined within Blender)</text:span></text:p>
      <text:p text:style-name="P11"/>
      <text:p text:style-name="P27"/>
      <text:p text:style-name="P11"/>
      <text:h text:style-name="P7" text:outline-level="2">Aiming Rifle <text:span text:style-name="T21">Walking F</text:span><text:span text:style-name="T23">orward</text:span></text:h>
      <text:p text:style-name="P39"/>
      <text:p text:style-name="P44"><text:span text:style-name="T16">Original name: </text:span><text:span text:style-name="T17">W</text:span><text:span text:style-name="T18">alking </text:span></text:p>
      <text:p text:style-name="P2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23"><text:span text:style-name="T5"/></text:p>
      <text:p text:style-name="P35"/>
      <text:p text:style-name="P30">Values:</text:p>
      <text:p text:style-name="P44"><text:span text:style-name="T6">S</text:span><text:span text:style-name="T7">tance</text:span><text:span text:style-name="T6">: 8</text:span><text:span text:style-name="T8">0</text:span></text:p>
      <text:p text:style-name="P43"><text:span text:style-name="T3">Speed: 100</text:span></text:p>
      <text:p text:style-name="P44"><text:span text:style-name="T6">Overdrive: 6</text:span><text:span text:style-name="T8">5</text:span></text:p>
      <text:p text:style-name="P14">Character Arm-Space: 50</text:p>
      <text:p text:style-name="P44"><text:span text:style-name="T6">Trim: 2</text:span><text:span text:style-name="T7">3</text:span><text:span text:style-name="T6"> total frames</text:span></text:p>
      <text:p text:style-name="P14">Mirror: false</text:p>
      <text:p text:style-name="P23"><text:span text:style-name="T19">I</text:span>n Place: true</text:p>
      <text:p text:style-name="P23"/>
      <text:p text:style-name="P27">Rough BPM: 165</text:p>
      <text:p text:style-name="P11"/>
      <text:h text:style-name="P6" text:outline-level="2">Aiming Rifle <text:span text:style-name="T21">Walking Backwards</text:span></text:h>
      <text:p text:style-name="P38"/>
      <text:p text:style-name="P41"><text:span text:style-name="T16">Original name: </text:span><text:span text:style-name="T17">W</text:span><text:span text:style-name="T18">alking Backwards</text:span></text:p>
      <text:p text:style-name="P13"><text:soft-page-break/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34"/>
      <text:p text:style-name="P29">Values:</text:p>
      <text:p text:style-name="P41"><text:span text:style-name="T6">S</text:span><text:span text:style-name="T7">tance</text:span><text:span text:style-name="T6">: 7</text:span><text:span text:style-name="T7">5</text:span></text:p>
      <text:p text:style-name="P42"><text:span text:style-name="T7">S</text:span><text:span text:style-name="T3">peed: 100</text:span></text:p>
      <text:p text:style-name="P13">Overdrive: 50</text:p>
      <text:p text:style-name="P13">Character Arm-Space: 50</text:p>
      <text:p text:style-name="P41"><text:span text:style-name="T6">Trim: 2</text:span><text:span text:style-name="T7">2</text:span><text:span text:style-name="T6"> total frames</text:span></text:p>
      <text:p text:style-name="P13">Mirror: false</text:p>
      <text:p text:style-name="P22"><text:span text:style-name="T19">I</text:span>n Place: true</text:p>
      <text:p text:style-name="P22"/>
      <text:p text:style-name="P27">Rough BPM: 165</text:p>
      <text:p text:style-name="P22"/>
      <text:p text:style-name="P22"/>
      <text:p text:style-name="P11"/>
      <text:p text:style-name="P11"/>
      <text:h text:style-name="Heading_20_2" text:outline-level="2">Aiming Rifle Str<text:span text:style-name="T22">a</text:span>fe Left</text:h>
      <text:p text:style-name="P18"/>
      <text:p text:style-name="P37"><text:span text:style-name="T15">Original Name:</text:span><text:span text:style-name="T4"> Strafe Left</text:span></text:p>
      <text:p text:style-name="P3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37"><text:span text:style-name="T4"/></text:p>
      <text:p text:style-name="P28">Values:</text:p>
      <text:p text:style-name="P37"><text:span text:style-name="T6">B</text:span><text:span text:style-name="T5">ody Height</text:span><text:span text:style-name="T6">: 7</text:span><text:span text:style-name="T5">0</text:span></text:p>
      <text:p text:style-name="P37"><text:span text:style-name="T6">S</text:span><text:span text:style-name="T5">tride length</text:span><text:span text:style-name="T6">: 1</text:span><text:span text:style-name="T5">00</text:span></text:p>
      <text:p text:style-name="P37"><text:span text:style-name="T6">Overdrive: 7</text:span><text:span text:style-name="T5">5</text:span></text:p>
      <text:p text:style-name="P12">Character Arm-Space: 50</text:p>
      <text:p text:style-name="P37"><text:span text:style-name="T6">Trim: 2</text:span><text:span text:style-name="T5">2</text:span><text:span text:style-name="T6"> total frames</text:span></text:p>
      <text:p text:style-name="P12"><text:span text:style-name="T19">Mirror: false</text:span></text:p>
      <text:p text:style-name="P21"><text:span text:style-name="T19">I</text:span>n Place: true</text:p>
      <text:p text:style-name="P21"/>
      <text:p text:style-name="P27">Rough BPM: 165</text:p>
      <text:p text:style-name="P21"/>
      <text:h text:style-name="P8" text:outline-level="2">Aiming Rifle Str<text:span text:style-name="T22">a</text:span>fe <text:span text:style-name="T24">Right</text:span></text:h>
      <text:p text:style-name="P19"/>
      <text:p text:style-name="P45"><text:span text:style-name="T15">Original Name:</text:span><text:span text:style-name="T4"> Strafe R</text:span><text:span text:style-name="T9">ight</text:span></text:p>
      <text:p text:style-name="P4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5"><text:span text:style-name="T4"/></text:p>
      <text:p text:style-name="P31">Values:</text:p>
      <text:p text:style-name="P45"><text:span text:style-name="T6">B</text:span><text:span text:style-name="T5">ody Height</text:span><text:span text:style-name="T6">: 7</text:span><text:span text:style-name="T5">0</text:span></text:p>
      <text:p text:style-name="P45"><text:span text:style-name="T6">S</text:span><text:span text:style-name="T5">tride length</text:span><text:span text:style-name="T6">: 9</text:span><text:span text:style-name="T9">0</text:span></text:p>
      <text:p text:style-name="P45"><text:soft-page-break/><text:span text:style-name="T6">Overdrive: 7</text:span><text:span text:style-name="T5">5</text:span></text:p>
      <text:p text:style-name="P15">Character Arm-Space: 50</text:p>
      <text:p text:style-name="P45"><text:span text:style-name="T6">Trim: 2</text:span><text:span text:style-name="T5">1</text:span><text:span text:style-name="T6"> total frames</text:span></text:p>
      <text:p text:style-name="P15"><text:span text:style-name="T19">Mirror: false</text:span></text:p>
      <text:p text:style-name="P24"><text:span text:style-name="T19">I</text:span>n Place: true</text:p>
      <text:p text:style-name="P24"/>
      <text:p text:style-name="P27">Rough BPM: 165</text:p>
      <text:p text:style-name="P27"/>
      <text:h text:style-name="P10" text:outline-level="2">Aiming Rifle <text:span text:style-name="T21">Walking F</text:span><text:span text:style-name="T23">orward </text:span><text:span text:style-name="T26">ThirdSpeed</text:span></text:h>
      <text:p text:style-name="P40"/>
      <text:p text:style-name="P47"><text:span text:style-name="T16">Original name: </text:span><text:span text:style-name="T17">W</text:span><text:span text:style-name="T18">alking </text:span></text:p>
      <text:p text:style-name="P26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26"><text:span text:style-name="T5"/></text:p>
      <text:p text:style-name="P36"/>
      <text:p text:style-name="P33">Values:</text:p>
      <text:p text:style-name="P47"><text:span text:style-name="T6">S</text:span><text:span text:style-name="T7">tance</text:span><text:span text:style-name="T6">: 9</text:span><text:span text:style-name="T14">0</text:span></text:p>
      <text:p text:style-name="P47"><text:span text:style-name="T7">Speed: 3</text:span><text:span text:style-name="T14">0</text:span></text:p>
      <text:p text:style-name="P47"><text:span text:style-name="T6">Overdrive: 5</text:span><text:span text:style-name="T14">0</text:span></text:p>
      <text:p text:style-name="P17">Character Arm-Space: 50</text:p>
      <text:p text:style-name="P47"><text:span text:style-name="T6">Trim: 6</text:span><text:span text:style-name="T14">4</text:span><text:span text:style-name="T6"> total frames</text:span></text:p>
      <text:p text:style-name="P17">Mirror: false</text:p>
      <text:p text:style-name="P26"><text:span text:style-name="T19">I</text:span>n Place: true</text:p>
      <text:p text:style-name="P26"/>
      <text:p text:style-name="P47"><text:span text:style-name="T10">Rough BPM: 5</text:span><text:span text:style-name="T13">5</text:span></text:p>
      <text:p text:style-name="P17"/>
      <text:h text:style-name="P10" text:outline-level="2">Aiming Rifle <text:span text:style-name="T21">Walking Backwards </text:span><text:span text:style-name="T26">ThirdSpeed</text:span></text:h>
      <text:p text:style-name="P40"/>
      <text:p text:style-name="P47"><text:span text:style-name="T16">Original name: </text:span><text:span text:style-name="T17">W</text:span><text:span text:style-name="T18">alking Backwards</text:span></text:p>
      <text:p text:style-name="P17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36"/>
      <text:p text:style-name="P33">Values:</text:p>
      <text:p text:style-name="P47"><text:span text:style-name="T6">S</text:span><text:span text:style-name="T7">tance</text:span><text:span text:style-name="T6">: 8</text:span><text:span text:style-name="T14">7</text:span></text:p>
      <text:p text:style-name="P47"><text:span text:style-name="T7">Speed: 1</text:span><text:span text:style-name="T14">0</text:span></text:p>
      <text:p text:style-name="P47"><text:span text:style-name="T6">Overdrive: 4</text:span><text:span text:style-name="T14">0</text:span></text:p>
      <text:p text:style-name="P47"><text:span text:style-name="T6">Character Arm-Space: 5</text:span><text:span text:style-name="T14">0</text:span></text:p>
      <text:p text:style-name="P47"><text:span text:style-name="T6">Trim: 6</text:span><text:span text:style-name="T14">4</text:span><text:span text:style-name="T6"> total frames</text:span></text:p>
      <text:p text:style-name="P17">Mirror: false</text:p>
      <text:p text:style-name="P26"><text:span text:style-name="T19">I</text:span>n Place: true</text:p>
      <text:p text:style-name="P26"/>
      <text:p text:style-name="P47">Rough BPM: <text:span text:style-name="T33">55</text:span></text:p>
      <text:p text:style-name="P27"><text:soft-page-break/></text:p>
      <text:h text:style-name="P9" text:outline-level="2">Aiming Rifle Str<text:span text:style-name="T22">a</text:span>fe Left <text:span text:style-name="T25">T</text:span><text:span text:style-name="T26">hirdSpeed</text:span></text:h>
      <text:p text:style-name="P20"/>
      <text:p text:style-name="P46"><text:span text:style-name="T15">Original Name:</text:span><text:span text:style-name="T4"> Strafe Left</text:span></text:p>
      <text:p text:style-name="P46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6"><text:span text:style-name="T4"/></text:p>
      <text:p text:style-name="P32">Values:</text:p>
      <text:p text:style-name="P46"><text:span text:style-name="T6">B</text:span><text:span text:style-name="T5">ody Height</text:span><text:span text:style-name="T6">: 8</text:span><text:span text:style-name="T14">5</text:span></text:p>
      <text:p text:style-name="P46"><text:span text:style-name="T6">S</text:span><text:span text:style-name="T5">tride length</text:span><text:span text:style-name="T6">: 1</text:span><text:span text:style-name="T14">0</text:span></text:p>
      <text:p text:style-name="P46"><text:span text:style-name="T6">Overdrive: 4</text:span><text:span text:style-name="T14">5</text:span></text:p>
      <text:p text:style-name="P16">Character Arm-Space: 50</text:p>
      <text:p text:style-name="P46"><text:span text:style-name="T6">Trim: 6</text:span><text:span text:style-name="T14">6</text:span><text:span text:style-name="T6"> total frames</text:span></text:p>
      <text:p text:style-name="P16"><text:span text:style-name="T19">Mirror: false</text:span></text:p>
      <text:p text:style-name="P25"><text:span text:style-name="T19">I</text:span>n Place: true</text:p>
      <text:p text:style-name="P25"/>
      <text:p text:style-name="P46"><text:span text:style-name="T10">Rough BPM: 5</text:span><text:span text:style-name="T13">5</text:span></text:p>
      <text:p text:style-name="P46"><text:span text:style-name="T11"/></text:p>
      <text:h text:style-name="P9" text:outline-level="2">Aiming Rifle Str<text:span text:style-name="T22">a</text:span>fe <text:span text:style-name="T24">Right </text:span><text:span text:style-name="T25">T</text:span><text:span text:style-name="T26">hird Speed</text:span></text:h>
      <text:p text:style-name="P20"/>
      <text:p text:style-name="P46"><text:span text:style-name="T15">Original Name:</text:span><text:span text:style-name="T4"> Strafe R</text:span><text:span text:style-name="T9">ight</text:span></text:p>
      <text:p text:style-name="P4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6"><text:span text:style-name="T4"/></text:p>
      <text:p text:style-name="P32">Values:</text:p>
      <text:p text:style-name="P46"><text:span text:style-name="T6">B</text:span><text:span text:style-name="T5">ody Height</text:span><text:span text:style-name="T6">: 8</text:span><text:span text:style-name="T11">5</text:span></text:p>
      <text:p text:style-name="P46"><text:span text:style-name="T6">S</text:span><text:span text:style-name="T5">tride length</text:span><text:span text:style-name="T6">: 5</text:span></text:p>
      <text:p text:style-name="P46"><text:span text:style-name="T6">Overdrive: 4</text:span><text:span text:style-name="T14">0</text:span></text:p>
      <text:p text:style-name="P16">Character Arm-Space: 50</text:p>
      <text:p text:style-name="P46"><text:span text:style-name="T6">Trim: 6</text:span><text:span text:style-name="T14">7 </text:span><text:span text:style-name="T6">total frames</text:span></text:p>
      <text:p text:style-name="P16"><text:span text:style-name="T19">Mirror: false</text:span></text:p>
      <text:p text:style-name="P25"><text:span text:style-name="T19">I</text:span>n Place: true</text:p>
      <text:p text:style-name="P25"/>
      <text:p text:style-name="P46"><text:span text:style-name="T11">Rough BPM: 5</text:span><text:span text:style-name="T13">5</text:span></text:p>
      <text:p text:style-name="P21"/>
      <text:p text:style-name="P21"/>
      <text:p text:style-name="P11"/>
      <text:p text:style-name="P11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ranklin Gothic Book" svg:font-family="'Franklin Gothic Book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1T18:22:54.803000000</dc:date>
    <meta:editing-duration>PT1H19M14S</meta:editing-duration>
    <meta:editing-cycles>17</meta:editing-cycles>
    <meta:document-statistic meta:table-count="0" meta:image-count="0" meta:object-count="0" meta:page-count="4" meta:paragraph-count="108" meta:word-count="303" meta:character-count="2276" meta:non-whitespace-character-count="2078"/>
  </office:meta>
</office:document-meta>
</file>